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4675b" officeooo:paragraph-rsid="0014675b"/>
    </style:style>
    <style:style style:name="P2" style:family="paragraph" style:parent-style-name="Preformatted_20_Text">
      <style:paragraph-properties fo:text-align="justify" style:justify-single-word="false"/>
      <style:text-properties officeooo:paragraph-rsid="0014675b"/>
    </style:style>
    <style:style style:name="P3" style:family="paragraph" style:parent-style-name="Preformatted_20_Text">
      <style:paragraph-properties fo:text-align="justify" style:justify-single-word="false"/>
      <style:text-properties officeooo:rsid="00158f3a" officeooo:paragraph-rsid="00158f3a"/>
    </style:style>
    <style:style style:name="P4" style:family="paragraph" style:parent-style-name="Preformatted_20_Text">
      <style:paragraph-properties fo:text-align="justify" style:justify-single-word="false"/>
      <style:text-properties officeooo:rsid="00176a32" officeooo:paragraph-rsid="0017e52b"/>
    </style:style>
    <style:style style:name="P5" style:family="paragraph" style:parent-style-name="Preformatted_20_Text">
      <style:paragraph-properties fo:text-align="justify" style:justify-single-word="false"/>
      <style:text-properties officeooo:rsid="00176a32" officeooo:paragraph-rsid="0017e52b"/>
    </style:style>
    <style:style style:name="P6" style:family="paragraph" style:parent-style-name="Preformatted_20_Text">
      <style:paragraph-properties fo:text-align="justify" style:justify-single-word="false"/>
      <style:text-properties officeooo:rsid="001ecf4d" officeooo:paragraph-rsid="001ecf4d"/>
    </style:style>
    <style:style style:name="T1" style:family="text">
      <style:text-properties officeooo:rsid="0014675b"/>
    </style:style>
    <style:style style:name="T2" style:family="text">
      <style:text-properties style:text-position="super 58%" officeooo:rsid="0014675b"/>
    </style:style>
    <style:style style:name="T3" style:family="text">
      <style:text-properties style:text-position="super 58%" officeooo:rsid="001f635c"/>
    </style:style>
    <style:style style:name="T4" style:family="text">
      <style:text-properties style:font-name="Liberation Mono" fo:font-size="10pt" officeooo:rsid="0014675b" style:font-name-asian="Noto Sans Mono CJK SC" style:font-size-asian="10pt" style:font-name-complex="Liberation Mono" style:font-size-complex="10pt"/>
    </style:style>
    <style:style style:name="T5" style:family="text">
      <style:text-properties style:font-name="Liberation Mono" fo:font-size="10pt" officeooo:rsid="001ecf4d" style:font-name-asian="Noto Sans Mono CJK SC" style:font-size-asian="10pt" style:font-name-complex="Liberation Mono" style:font-size-complex="10pt"/>
    </style:style>
    <style:style style:name="T6" style:family="text">
      <style:text-properties officeooo:rsid="00158f3a"/>
    </style:style>
    <style:style style:name="T7" style:family="text">
      <style:text-properties officeooo:rsid="00176a32"/>
    </style:style>
    <style:style style:name="T8" style:family="text">
      <style:text-properties officeooo:rsid="0017e52b"/>
    </style:style>
    <style:style style:name="T9" style:family="text">
      <style:text-properties officeooo:rsid="001e3b08"/>
    </style:style>
    <style:style style:name="T10" style:family="text">
      <style:text-properties officeooo:rsid="001ecf4d"/>
    </style:style>
    <style:style style:name="T11" style:family="text">
      <style:text-properties officeooo:rsid="001f635c"/>
    </style:style>
    <style:style style:name="T1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 week_4</text:p>
      <text:p text:style-name="P2"><text:span text:style-name="T1">Monday the 1</text:span><text:span text:style-name="T11">9</text:span><text:span text:style-name="T3">th</text:span><text:span text:style-name="T11">, </text:span><text:span text:style-name="T1">missed the lecture on on 4C1018 module. There was a </text:span><text:span text:style-name="T5">mix</text:span><text:span text:style-name="T1"> up with the time table and expecting to be fixed soon. Had a look at power point presentation on canvas for today’s lecture, but to be honest did not pick anything important. It’s never the same as someone presenting the slide to you and talk through </text:span><text:span text:style-name="T10">the slides</text:span><text:span text:style-name="T1"> </text:span><text:span text:style-name="T4">than</text:span><text:span text:style-name="T1"> just going to read </text:span><text:span text:style-name="T10">them</text:span><text:span text:style-name="T1"> yourself. </text:span><text:span text:style-name="T6">Will try to keep and an eye on canvas and to see when the videos for the lecture going to be released and that might help me to understand the slides.</text:span></text:p>
      <text:p text:style-name="P2"/>
      <text:p text:style-name="P3">Tuesday is Python day! The best day of the week. This weeks lecture was on control statements, if/<text:span text:style-name="T10">elif/</text:span>else statement, for loop and while loop. These are used to check for a condition in the code and <text:span text:style-name="T7">only do something if a certain condition is true.</text:span> For example (<text:span text:style-name="T9">no </text:span>p<text:span text:style-name="T9">un</text:span> intended) if <text:span text:style-name="T7">you wants to go to the shop for a bottle of milk, if its raining you might want to take a umbrella with you. If its not raining then you might take some extra change for an ice-cream. Learning how to control the flow of your code will give you a great</text:span><text:span text:style-name="T8">er</text:span><text:span text:style-name="T7"> sense of free doom in writing a better code. Programming only with variables and function is not fun at all. </text:span></text:p>
      <text:p text:style-name="P4">The problem with this module is that the videos get released only an hour before the workshop and they are normally 3 hours long. There is no time to watch the full lecture and understand the concept before going online for workshop. It does not make much sense to do workshop before being able to watch the videos. <text:span text:style-name="T8">I am sure that Jeff and Matt have thought about this, and it might be something that they can’t do much about it right now, especially with this situation that we are in right now.</text:span></text:p>
      <text:p text:style-name="P4"/>
      <text:p text:style-name="P6">For the rest of the week I was in a very bad state and was not feeling good. I think I might have had a food poising because start feeling bad after having a kebab from a take away. Had temperature and headache till <text:span text:style-name="T11">Saturday. Missed a lot of work this week so most catch up with them next week. </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25T01:41:59.478791535</dc:date>
    <meta:editing-duration>PT11M45S</meta:editing-duration>
    <meta:editing-cycles>3</meta:editing-cycles>
    <meta:generator>LibreOffice/6.4.6.2$Linux_X86_64 LibreOffice_project/40$Build-2</meta:generator>
    <meta:document-statistic meta:table-count="0" meta:image-count="0" meta:object-count="0" meta:page-count="1" meta:paragraph-count="5" meta:word-count="378" meta:character-count="1972" meta:non-whitespace-character-count="1597"/>
  </office:meta>
</office:document-meta>
</file>